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eac8e" officeooo:paragraph-rsid="000eac8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biettivo:</text:span><text:line-break/>Gestire una banca con dei conti correnti</text:p>
      <text:p text:style-name="P1"/>
      <text:p text:style-name="P1">il cliente deve avere<text:line-break/>dati anagrafici<text:line-break/>numero conto corrente</text:p>
      <text:p text:style-name="P1">sal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3T11:54:13.864454442</meta:creation-date>
    <meta:generator>LibreOffice/7.0.4.2$Linux_X86_64 LibreOffice_project/00$Build-2</meta:generator>
    <dc:date>2021-01-13T12:08:02.076568727</dc:date>
    <meta:editing-duration>PT13M49S</meta:editing-duration>
    <meta:editing-cycles>1</meta:editing-cycles>
    <meta:document-statistic meta:table-count="0" meta:image-count="0" meta:object-count="0" meta:page-count="1" meta:paragraph-count="3" meta:word-count="18" meta:character-count="116" meta:non-whitespace-character-count="101"/>
  </office:meta>
</office:document-meta>
</file>